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1.33mm"/>
    </style:style>
    <style:style style:name="co2" style:family="table-column">
      <style:table-column-properties fo:break-before="auto" style:column-width="19.42mm"/>
    </style:style>
    <style:style style:name="co3" style:family="table-column">
      <style:table-column-properties fo:break-before="auto" style:column-width="22.95mm"/>
    </style:style>
    <style:style style:name="co4" style:family="table-column">
      <style:table-column-properties fo:break-before="auto" style:column-width="23.23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oo" table:style-name="ta1">
        <table:shapes>
          <draw:frame draw:z-index="0" draw:style-name="gr1" draw:text-style-name="P1" svg:width="325.49mm" svg:height="147.95mm" svg:x="-0.02mm" svg:y="31.87mm">
            <draw:object draw:notify-on-update-of-ranges="ooo.A2:ooo.Q2 ooo.A3:ooo.Q3 ooo.A5:ooo.Q5 ooo.A4:ooo.Q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0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table:number-columns-repeated="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32964.03" calcext:value-type="float">
            <text:p>432964,03</text:p>
          </table:table-cell>
          <table:table-cell office:value-type="float" office:value="339731.67" calcext:value-type="float">
            <text:p>339731,67</text:p>
          </table:table-cell>
          <table:table-cell office:value-type="float" office:value="331464.02" calcext:value-type="float">
            <text:p>331464,02</text:p>
          </table:table-cell>
          <table:table-cell office:value-type="float" office:value="307360.8" calcext:value-type="float">
            <text:p>307360,8</text:p>
          </table:table-cell>
          <table:table-cell office:value-type="float" office:value="330878.53" calcext:value-type="float">
            <text:p>330878,53</text:p>
          </table:table-cell>
          <table:table-cell office:value-type="float" office:value="302074.99" calcext:value-type="float">
            <text:p>302074,99</text:p>
          </table:table-cell>
          <table:table-cell office:value-type="float" office:value="310516.84" calcext:value-type="float">
            <text:p>310516,84</text:p>
          </table:table-cell>
          <table:table-cell office:value-type="float" office:value="317936.22" calcext:value-type="float">
            <text:p>317936,22</text:p>
          </table:table-cell>
          <table:table-cell office:value-type="float" office:value="327320.02" calcext:value-type="float">
            <text:p>327320,02</text:p>
          </table:table-cell>
          <table:table-cell office:value-type="float" office:value="343286.97" calcext:value-type="float">
            <text:p>343286,97</text:p>
          </table:table-cell>
          <table:table-cell office:value-type="float" office:value="359493.31" calcext:value-type="float">
            <text:p>359493,31</text:p>
          </table:table-cell>
          <table:table-cell office:value-type="float" office:value="666766.97" calcext:value-type="float">
            <text:p>666766,97</text:p>
          </table:table-cell>
          <table:table-cell office:value-type="float" office:value="873537.32" calcext:value-type="float">
            <text:p>873537,32</text:p>
          </table:table-cell>
          <table:table-cell office:value-type="float" office:value="1530537.71" calcext:value-type="float">
            <text:p>1530537,71</text:p>
          </table:table-cell>
          <table:table-cell office:value-type="float" office:value="3002708.44" calcext:value-type="float">
            <text:p>3002708,44</text:p>
          </table:table-cell>
          <table:table-cell office:value-type="float" office:value="6556265.43" calcext:value-type="float">
            <text:p>6556265,43</text:p>
          </table:table-cell>
          <table:table-cell office:value-type="float" office:value="12643731.43" calcext:value-type="float">
            <text:p>12643731,43</text:p>
          </table:table-cell>
        </table:table-row>
        <table:table-row table:style-name="ro1">
          <table:table-cell office:value-type="float" office:value="334475.59" calcext:value-type="float">
            <text:p>334475,59</text:p>
          </table:table-cell>
          <table:table-cell office:value-type="float" office:value="331042.89" calcext:value-type="float">
            <text:p>331042,89</text:p>
          </table:table-cell>
          <table:table-cell office:value-type="float" office:value="319848.1" calcext:value-type="float">
            <text:p>319848,1</text:p>
          </table:table-cell>
          <table:table-cell office:value-type="float" office:value="299127.51" calcext:value-type="float">
            <text:p>299127,51</text:p>
          </table:table-cell>
          <table:table-cell office:value-type="float" office:value="320966.35" calcext:value-type="float">
            <text:p>320966,35</text:p>
          </table:table-cell>
          <table:table-cell office:value-type="float" office:value="294724.9" calcext:value-type="float">
            <text:p>294724,9</text:p>
          </table:table-cell>
          <table:table-cell office:value-type="float" office:value="306808.95" calcext:value-type="float">
            <text:p>306808,95</text:p>
          </table:table-cell>
          <table:table-cell office:value-type="float" office:value="314654.68" calcext:value-type="float">
            <text:p>314654,68</text:p>
          </table:table-cell>
          <table:table-cell office:value-type="float" office:value="323945.07" calcext:value-type="float">
            <text:p>323945,07</text:p>
          </table:table-cell>
          <table:table-cell office:value-type="float" office:value="338861.08" calcext:value-type="float">
            <text:p>338861,08</text:p>
          </table:table-cell>
          <table:table-cell office:value-type="float" office:value="355102.32" calcext:value-type="float">
            <text:p>355102,32</text:p>
          </table:table-cell>
          <table:table-cell office:value-type="float" office:value="466991.77" calcext:value-type="float">
            <text:p>466991,77</text:p>
          </table:table-cell>
          <table:table-cell office:value-type="float" office:value="588528.81" calcext:value-type="float">
            <text:p>588528,81</text:p>
          </table:table-cell>
          <table:table-cell office:value-type="float" office:value="1130935.36" calcext:value-type="float">
            <text:p>1130935,36</text:p>
          </table:table-cell>
          <table:table-cell office:value-type="float" office:value="2406873.09" calcext:value-type="float">
            <text:p>2406873,09</text:p>
          </table:table-cell>
          <table:table-cell office:value-type="float" office:value="5448814.64" calcext:value-type="float">
            <text:p>5448814,64</text:p>
          </table:table-cell>
          <table:table-cell office:value-type="float" office:value="11071692.84" calcext:value-type="float">
            <text:p>11071692,84</text:p>
          </table:table-cell>
        </table:table-row>
        <table:table-row table:style-name="ro1">
          <table:table-cell office:value-type="float" office:value="531452.47" calcext:value-type="float">
            <text:p>531452,47</text:p>
          </table:table-cell>
          <table:table-cell office:value-type="float" office:value="348420.46" calcext:value-type="float">
            <text:p>348420,46</text:p>
          </table:table-cell>
          <table:table-cell office:value-type="float" office:value="343079.93" calcext:value-type="float">
            <text:p>343079,93</text:p>
          </table:table-cell>
          <table:table-cell office:value-type="float" office:value="315594.08" calcext:value-type="float">
            <text:p>315594,08</text:p>
          </table:table-cell>
          <table:table-cell office:value-type="float" office:value="340790.71" calcext:value-type="float">
            <text:p>340790,71</text:p>
          </table:table-cell>
          <table:table-cell office:value-type="float" office:value="309425.08" calcext:value-type="float">
            <text:p>309425,08</text:p>
          </table:table-cell>
          <table:table-cell office:value-type="float" office:value="314224.73" calcext:value-type="float">
            <text:p>314224,73</text:p>
          </table:table-cell>
          <table:table-cell office:value-type="float" office:value="321217.76" calcext:value-type="float">
            <text:p>321217,76</text:p>
          </table:table-cell>
          <table:table-cell office:value-type="float" office:value="330694.96" calcext:value-type="float">
            <text:p>330694,96</text:p>
          </table:table-cell>
          <table:table-cell office:value-type="float" office:value="347712.86" calcext:value-type="float">
            <text:p>347712,86</text:p>
          </table:table-cell>
          <table:table-cell office:value-type="float" office:value="363884.3" calcext:value-type="float">
            <text:p>363884,3</text:p>
          </table:table-cell>
          <table:table-cell office:value-type="float" office:value="866542.17" calcext:value-type="float">
            <text:p>866542,17</text:p>
          </table:table-cell>
          <table:table-cell office:value-type="float" office:value="1158545.84" calcext:value-type="float">
            <text:p>1158545,84</text:p>
          </table:table-cell>
          <table:table-cell office:value-type="float" office:value="1930140.05" calcext:value-type="float">
            <text:p>1930140,05</text:p>
          </table:table-cell>
          <table:table-cell office:value-type="float" office:value="3598543.78" calcext:value-type="float">
            <text:p>3598543,78</text:p>
          </table:table-cell>
          <table:table-cell office:value-type="float" office:value="7663716.22" calcext:value-type="float">
            <text:p>7663716,22</text:p>
          </table:table-cell>
          <table:table-cell office:value-type="float" office:value="14215770.02" calcext:value-type="float">
            <text:p>14215770,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31">00/00/0000</text:date>, <text:time style:data-style-name="N2" text:time-value="13:31:29.53352749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31T13:38:21.098366626</dc:date>
    <meta:editing-duration>PT12M9S</meta:editing-duration>
    <meta:editing-cycles>2</meta:editing-cycles>
    <meta:generator>LibreOffice/6.0.7.3$Linux_X86_64 LibreOffice_project/00m0$Build-3</meta:generator>
    <meta:document-statistic meta:table-count="1" meta:cell-count="6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 chart:error-category="cell-range" chart:error-upper-range="ooo.A5:ooo.Q5" chart:error-lower-range="ooo.A4:ooo.Q4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35000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ooo.A5:ooo.Q5" chart:error-lower-range="ooo.A4:ooo.Q4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ooo.A5:ooo.Q5" chart:error-lower-range="ooo.A4:ooo.Q4" loext:std-weight="1"/>
      <style:graphic-properties draw:stroke="solid" svg:stroke-width="0cm" svg:stroke-color="#000000" svg:stroke-opacity="100%" draw:stroke-linejoin="round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2.55cm" svg:height="14.796cm" xlink:href=".." xlink:type="simple" chart:class="chart:line" chart:style-name="ch1">
        <chart:title svg:x="13.982cm" svg:y="0.431cm" chart:style-name="ch2">
          <text:p>RTT - 1000 interações</text:p>
        </chart:title>
        <chart:subtitle svg:x="10.926cm" svg:y="1.505cm" chart:style-name="ch3">
          <text:p>2 clientes TCP, 1 servidor TCP concorrente, 100Mbps (Java)</text:p>
        </chart:subtitle>
        <chart:plot-area chart:style-name="ch4" table:cell-range-address="ooo.A2:ooo.Q3" chart:data-source-has-labels="row" svg:x="1.662cm" svg:y="2.483cm" svg:width="30.237cm" svg:height="11.037cm">
          <chartooo:coordinate-region svg:x="3.395cm" svg:y="2.683cm" svg:width="28.317cm" svg:height="10.19cm"/>
          <chart:axis chart:dimension="x" chart:name="primary-x" chart:style-name="ch5" chartooo:axis-type="auto">
            <chartooo:date-scale/>
            <chart:title svg:x="13.865cm" svg:y="13.815cm" chart:style-name="ch6">
              <text:p>Tamanho da mensagem - 2⁰ ... 2¹⁶ bytes</text:p>
            </chart:title>
            <chart:categories table:cell-range-address="ooo.A2:ooo.Q2"/>
          </chart:axis>
          <chart:axis chart:dimension="y" chart:name="primary-y" chart:style-name="ch7">
            <chart:title svg:x="0.451cm" svg:y="9.752cm" chart:style-name="ch8">
              <text:p>RTT em nanosegundos</text:p>
            </chart:title>
            <chart:grid chart:style-name="ch9" chart:class="major"/>
          </chart:axis>
          <chart:series chart:style-name="ch10" chart:values-cell-range-address="ooo.A3:ooo.Q3" chart:class="chart:line">
            <chart:error-indicator chart:style-name="ch11" chart:dimension="y"/>
            <chart:data-point chart:repeated="1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7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ooo.A2:ooo.Q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</table:table-row>
          </table:table-header-rows>
          <table:table-rows>
            <table:table-row>
              <table:table-cell office:value-type="string">
                <text:p>Linha 3</text:p>
                <draw:g>
                  <svg:desc/>
                </draw:g>
              </table:table-cell>
              <table:table-cell office:value-type="float" office:value="432964.03">
                <text:p>432964.03</text:p>
                <draw:g>
                  <svg:desc>ooo.A3:ooo.Q3</svg:desc>
                </draw:g>
              </table:table-cell>
              <table:table-cell office:value-type="float" office:value="339731.67">
                <text:p>339731.67</text:p>
              </table:table-cell>
              <table:table-cell office:value-type="float" office:value="331464.02">
                <text:p>331464.02</text:p>
              </table:table-cell>
              <table:table-cell office:value-type="float" office:value="307360.8">
                <text:p>307360.8</text:p>
              </table:table-cell>
              <table:table-cell office:value-type="float" office:value="330878.53">
                <text:p>330878.53</text:p>
              </table:table-cell>
              <table:table-cell office:value-type="float" office:value="302074.99">
                <text:p>302074.99</text:p>
              </table:table-cell>
              <table:table-cell office:value-type="float" office:value="310516.84">
                <text:p>310516.84</text:p>
              </table:table-cell>
              <table:table-cell office:value-type="float" office:value="317936.22">
                <text:p>317936.22</text:p>
              </table:table-cell>
              <table:table-cell office:value-type="float" office:value="327320.02">
                <text:p>327320.02</text:p>
              </table:table-cell>
              <table:table-cell office:value-type="float" office:value="343286.97">
                <text:p>343286.97</text:p>
              </table:table-cell>
              <table:table-cell office:value-type="float" office:value="359493.31">
                <text:p>359493.31</text:p>
              </table:table-cell>
              <table:table-cell office:value-type="float" office:value="666766.97">
                <text:p>666766.97</text:p>
              </table:table-cell>
              <table:table-cell office:value-type="float" office:value="873537.32">
                <text:p>873537.32</text:p>
              </table:table-cell>
              <table:table-cell office:value-type="float" office:value="1530537.71">
                <text:p>1530537.71</text:p>
              </table:table-cell>
              <table:table-cell office:value-type="float" office:value="3002708.44">
                <text:p>3002708.44</text:p>
              </table:table-cell>
              <table:table-cell office:value-type="float" office:value="6556265.43">
                <text:p>6556265.43</text:p>
              </table:table-cell>
              <table:table-cell office:value-type="float" office:value="12643731.43">
                <text:p>12643731.43</text:p>
              </table:table-cell>
            </table:table-row>
            <table:table-row>
              <table:table-cell office:value-type="string">
                <text:p>Linha 5</text:p>
                <draw:g>
                  <svg:desc/>
                </draw:g>
              </table:table-cell>
              <table:table-cell office:value-type="float" office:value="531452.47">
                <text:p>531452.47</text:p>
                <draw:g>
                  <svg:desc>ooo.A5:ooo.Q5</svg:desc>
                </draw:g>
              </table:table-cell>
              <table:table-cell office:value-type="float" office:value="348420.46">
                <text:p>348420.46</text:p>
              </table:table-cell>
              <table:table-cell office:value-type="float" office:value="343079.93">
                <text:p>343079.93</text:p>
              </table:table-cell>
              <table:table-cell office:value-type="float" office:value="315594.08">
                <text:p>315594.08</text:p>
              </table:table-cell>
              <table:table-cell office:value-type="float" office:value="340790.71">
                <text:p>340790.71</text:p>
              </table:table-cell>
              <table:table-cell office:value-type="float" office:value="309425.08">
                <text:p>309425.08</text:p>
              </table:table-cell>
              <table:table-cell office:value-type="float" office:value="314224.73">
                <text:p>314224.73</text:p>
              </table:table-cell>
              <table:table-cell office:value-type="float" office:value="321217.76">
                <text:p>321217.76</text:p>
              </table:table-cell>
              <table:table-cell office:value-type="float" office:value="330694.96">
                <text:p>330694.96</text:p>
              </table:table-cell>
              <table:table-cell office:value-type="float" office:value="347712.86">
                <text:p>347712.86</text:p>
              </table:table-cell>
              <table:table-cell office:value-type="float" office:value="363884.3">
                <text:p>363884.3</text:p>
              </table:table-cell>
              <table:table-cell office:value-type="float" office:value="866542.17">
                <text:p>866542.17</text:p>
              </table:table-cell>
              <table:table-cell office:value-type="float" office:value="1158545.84">
                <text:p>1158545.84</text:p>
              </table:table-cell>
              <table:table-cell office:value-type="float" office:value="1930140.05">
                <text:p>1930140.05</text:p>
              </table:table-cell>
              <table:table-cell office:value-type="float" office:value="3598543.78">
                <text:p>3598543.78</text:p>
              </table:table-cell>
              <table:table-cell office:value-type="float" office:value="7663716.22">
                <text:p>7663716.22</text:p>
              </table:table-cell>
              <table:table-cell office:value-type="float" office:value="14215770.02">
                <text:p>14215770.02</text:p>
              </table:table-cell>
            </table:table-row>
            <table:table-row>
              <table:table-cell office:value-type="string">
                <text:p>Linha 4</text:p>
                <draw:g>
                  <svg:desc/>
                </draw:g>
              </table:table-cell>
              <table:table-cell office:value-type="float" office:value="334475.59">
                <text:p>334475.59</text:p>
                <draw:g>
                  <svg:desc>ooo.A4:ooo.Q4</svg:desc>
                </draw:g>
              </table:table-cell>
              <table:table-cell office:value-type="float" office:value="331042.89">
                <text:p>331042.89</text:p>
              </table:table-cell>
              <table:table-cell office:value-type="float" office:value="319848.1">
                <text:p>319848.1</text:p>
              </table:table-cell>
              <table:table-cell office:value-type="float" office:value="299127.51">
                <text:p>299127.51</text:p>
              </table:table-cell>
              <table:table-cell office:value-type="float" office:value="320966.35">
                <text:p>320966.35</text:p>
              </table:table-cell>
              <table:table-cell office:value-type="float" office:value="294724.9">
                <text:p>294724.9</text:p>
              </table:table-cell>
              <table:table-cell office:value-type="float" office:value="306808.95">
                <text:p>306808.95</text:p>
              </table:table-cell>
              <table:table-cell office:value-type="float" office:value="314654.68">
                <text:p>314654.68</text:p>
              </table:table-cell>
              <table:table-cell office:value-type="float" office:value="323945.07">
                <text:p>323945.07</text:p>
              </table:table-cell>
              <table:table-cell office:value-type="float" office:value="338861.08">
                <text:p>338861.08</text:p>
              </table:table-cell>
              <table:table-cell office:value-type="float" office:value="355102.32">
                <text:p>355102.32</text:p>
              </table:table-cell>
              <table:table-cell office:value-type="float" office:value="466991.77">
                <text:p>466991.77</text:p>
              </table:table-cell>
              <table:table-cell office:value-type="float" office:value="588528.81">
                <text:p>588528.81</text:p>
              </table:table-cell>
              <table:table-cell office:value-type="float" office:value="1130935.36">
                <text:p>1130935.36</text:p>
              </table:table-cell>
              <table:table-cell office:value-type="float" office:value="2406873.09">
                <text:p>2406873.09</text:p>
              </table:table-cell>
              <table:table-cell office:value-type="float" office:value="5448814.64">
                <text:p>5448814.64</text:p>
              </table:table-cell>
              <table:table-cell office:value-type="float" office:value="11071692.84">
                <text:p>11071692.8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